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72cm"/>
    </style:style>
    <style:style style:name="Table1.F" style:family="table-column">
      <style:table-column-properties style:column-width="1.905cm"/>
    </style:style>
    <style:style style:name="Table1.H" style:family="table-column">
      <style:table-column-properties style:column-width="1.984cm"/>
    </style:style>
    <style:style style:name="Table1.J" style:family="table-column">
      <style:table-column-properties style:column-width="2.011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91cm"/>
    </style:style>
    <style:style style:name="Table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20545e" style:font-size-asian="10pt" style:font-size-complex="10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1481c1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ef609" officeooo:paragraph-rsid="000ef609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ef609" officeooo:paragraph-rsid="001481c1" style:font-size-asian="10pt" style:font-size-complex="10pt"/>
    </style:style>
    <style:style style:name="P8" style:family="paragraph" style:parent-style-name="Table_20_Contents">
      <style:text-properties fo:font-size="10pt" officeooo:rsid="001007d4" officeooo:paragraph-rsid="00117055" style:font-size-asian="10pt" style:font-size-complex="10pt"/>
    </style:style>
    <style:style style:name="P9" style:family="paragraph" style:parent-style-name="Table_20_Contents">
      <style:text-properties fo:font-size="10pt" officeooo:paragraph-rsid="0016bbc8" style:font-size-asian="10pt" style:font-size-complex="10pt"/>
    </style:style>
    <style:style style:name="P10" style:family="paragraph" style:parent-style-name="Table_20_Contents">
      <style:text-properties fo:font-size="10pt" officeooo:rsid="00117055" officeooo:paragraph-rsid="0016bbc8" style:font-size-asian="10pt" style:font-size-complex="10pt"/>
    </style:style>
    <style:style style:name="P11" style:family="paragraph" style:parent-style-name="Table_20_Contents">
      <style:text-properties fo:font-size="10pt" officeooo:rsid="00117055" officeooo:paragraph-rsid="00117055" style:font-size-asian="10pt" style:font-size-complex="10pt"/>
    </style:style>
    <style:style style:name="P12" style:family="paragraph" style:parent-style-name="Table_20_Contents">
      <style:text-properties fo:font-size="10pt" officeooo:paragraph-rsid="001007d4" style:font-size-asian="10pt" style:font-size-complex="10pt"/>
    </style:style>
    <style:style style:name="P13" style:family="paragraph" style:parent-style-name="Table_20_Contents">
      <style:text-properties fo:font-size="10pt" fo:font-weight="normal" officeooo:rsid="001007d4" officeooo:paragraph-rsid="00117055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fo:font-weight="normal" officeooo:rsid="00117055" officeooo:paragraph-rsid="00117055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fo:font-weight="normal" officeooo:paragraph-rsid="001007d4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fo:font-size="10pt" fo:font-weight="normal" officeooo:paragraph-rsid="00117055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font-size="10pt" fo:font-weight="bold" officeooo:rsid="001007d4" officeooo:paragraph-rsid="0011705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paragraph-rsid="001007d4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117055" officeooo:paragraph-rsid="00117055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officeooo:paragraph-rsid="001007d4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22f4fc" officeooo:paragraph-rsid="0022f4fc" style:font-size-asian="12pt" style:font-weight-asian="bold" style:font-size-complex="12pt" style:font-weight-complex="bold"/>
    </style:style>
    <style:style style:name="T1" style:family="text">
      <style:text-properties officeooo:rsid="001007d4"/>
    </style:style>
    <style:style style:name="T2" style:family="text">
      <style:text-properties officeooo:rsid="00117055"/>
    </style:style>
    <style:style style:name="T3" style:family="text">
      <style:text-properties officeooo:rsid="001481c1"/>
    </style:style>
    <style:style style:name="T4" style:family="text">
      <style:text-properties officeooo:rsid="0016bbc8"/>
    </style:style>
    <style:style style:name="T5" style:family="text">
      <style:text-properties officeooo:rsid="00184656"/>
    </style:style>
    <style:style style:name="T6" style:family="text">
      <style:text-properties officeooo:rsid="001eb648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eb648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6bbc8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 table:number-columns-repeated="2"/>
        <table:table-column table:style-name="Table1.H"/>
        <table:table-column table:style-name="Table1.F"/>
        <table:table-column table:style-name="Table1.J"/>
        <table:table-row>
          <table:table-cell table:style-name="Table1.A1" table:number-columns-spanned="10" office:value-type="string">
            <text:p text:style-name="P21">PFT data – SVM – Blind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C</text:p>
          </table:table-cell>
          <table:table-cell table:style-name="Table1.A2" table:number-rows-spanned="2" office:value-type="string">
            <text:p text:style-name="P6">Gamma</text:p>
          </table:table-cell>
          <table:table-cell table:style-name="Table1.A2" table:number-rows-spanned="2" office:value-type="string">
            <text:p text:style-name="P7">Optimal Learning Threshold</text:p>
          </table:table-cell>
          <table:table-cell table:style-name="Table1.A2" table:number-rows-spanned="2" office:value-type="string">
            <text:p text:style-name="P6">Mean Threshold</text:p>
          </table:table-cell>
          <table:table-cell table:style-name="Table1.A2" table:number-rows-spanned="2" office:value-type="string">
            <text:p text:style-name="P6">St<text:span text:style-name="T3">andar</text:span>d Deviation Threshold</text:p>
          </table:table-cell>
          <table:table-cell table:style-name="Table1.A2" table:number-rows-spanned="2" office:value-type="string">
            <text:p text:style-name="P6">5-fold CV Metrics</text:p>
          </table:table-cell>
          <table:table-cell table:style-name="Table1.G2" table:number-columns-spanned="4" office:value-type="string">
            <text:p text:style-name="P6">Blind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6">Threshold</text:p>
          </table:table-cell>
          <table:table-cell table:style-name="Table1.A2" office:value-type="string">
            <text:p text:style-name="P6">Acc<text:span text:style-name="T1">uracy</text:span></text:p>
          </table:table-cell>
          <table:table-cell table:style-name="Table1.A2" office:value-type="string">
            <text:p text:style-name="P6">Sens<text:span text:style-name="T1">itivity</text:span></text:p>
          </table:table-cell>
          <table:table-cell table:style-name="Table1.G2" office:value-type="string">
            <text:p text:style-name="P6">Spec<text:span text:style-name="T1">ificity</text:span></text:p>
          </table:table-cell>
        </table:table-row>
        <table:table-row>
          <table:table-cell table:style-name="Table1.A4" table:number-rows-spanned="6" office:value-type="string">
            <text:p text:style-name="P2">20</text:p>
          </table:table-cell>
          <table:table-cell table:style-name="Table1.A4" table:number-rows-spanned="6" office:value-type="string">
            <text:p text:style-name="P2">0.0001</text:p>
          </table:table-cell>
          <table:table-cell table:style-name="Table1.A4" table:number-rows-spanned="6" office:value-type="string">
            <text:p text:style-name="P2">0.067</text:p>
          </table:table-cell>
          <table:table-cell table:style-name="Table1.A4" table:number-rows-spanned="6" office:value-type="string">
            <text:p text:style-name="P2">0.103</text:p>
          </table:table-cell>
          <table:table-cell table:style-name="Table1.A4" table:number-rows-spanned="6" office:value-type="string">
            <text:p text:style-name="P1">0.1, </text:p>
            <text:p text:style-name="P1">0.1, </text:p>
            <text:p text:style-name="P1">0.2, </text:p>
            <text:p text:style-name="P1">-0.1, </text:p>
            <text:p text:style-name="P1">0.1, </text:p>
            <text:p text:style-name="P1">0</text:p>
          </table:table-cell>
          <table:table-cell table:style-name="Table1.A4" table:number-rows-spanned="6" office:value-type="string">
            <text:p text:style-name="P8">Accuracy:</text:p>
            <text:p text:style-name="P9">0.<text:span text:style-name="T6">8219</text:span></text:p>
            <text:p text:style-name="P10">Sensitivity:</text:p>
            <text:p text:style-name="P9">0.8<text:span text:style-name="T6">3</text:span></text:p>
            <text:p text:style-name="P11">Specificity:</text:p>
            <text:p text:style-name="P12">0.<text:span text:style-name="T6">82</text:span>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511</text:p>
          </table:table-cell>
          <table:table-cell table:style-name="Table1.A4" office:value-type="string">
            <text:p text:style-name="P4">0.88</text:p>
          </table:table-cell>
          <table:table-cell table:style-name="Table1.J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3">'Mean'</text:p>
          </table:table-cell>
          <table:table-cell table:style-name="Table1.A4" office:value-type="string">
            <text:p text:style-name="P4">0.8504</text:p>
          </table:table-cell>
          <table:table-cell table:style-name="Table1.A4" office:value-type="string">
            <text:p text:style-name="P4">0.88</text:p>
          </table:table-cell>
          <table:table-cell table:style-name="Table1.J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-0.1</text:p>
          </table:table-cell>
          <table:table-cell table:style-name="Table1.A4" office:value-type="string">
            <text:p text:style-name="P2">0.8539</text:p>
          </table:table-cell>
          <table:table-cell table:style-name="Table1.A4" office:value-type="string">
            <text:p text:style-name="P2">0.9</text:p>
          </table:table-cell>
          <table:table-cell table:style-name="Table1.J4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</text:p>
          </table:table-cell>
          <table:table-cell table:style-name="Table1.A4" office:value-type="string">
            <text:p text:style-name="P2">0.8504</text:p>
          </table:table-cell>
          <table:table-cell table:style-name="Table1.A4" office:value-type="string">
            <text:p text:style-name="P2">0.89</text:p>
          </table:table-cell>
          <table:table-cell table:style-name="Table1.J4" office:value-type="string">
            <text:p text:style-name="P2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1</text:p>
          </table:table-cell>
          <table:table-cell table:style-name="Table1.A4" office:value-type="string">
            <text:p text:style-name="P2">0.8504</text:p>
          </table:table-cell>
          <table:table-cell table:style-name="Table1.A4" office:value-type="string">
            <text:p text:style-name="P2">0.88</text:p>
          </table:table-cell>
          <table:table-cell table:style-name="Table1.J4" office:value-type="string">
            <text:p text:style-name="P2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2</text:p>
          </table:table-cell>
          <table:table-cell table:style-name="Table1.A4" office:value-type="string">
            <text:p text:style-name="P2">0.8494</text:p>
          </table:table-cell>
          <table:table-cell table:style-name="Table1.A4" office:value-type="string">
            <text:p text:style-name="P2">0.86</text:p>
          </table:table-cell>
          <table:table-cell table:style-name="Table1.J4" office:value-type="string">
            <text:p text:style-name="P2">0.82</text:p>
          </table:table-cell>
        </table:table-row>
        <table:table-row>
          <table:table-cell table:style-name="Table1.A2" table:number-rows-spanned="5" office:value-type="string">
            <text:p text:style-name="P2">15</text:p>
          </table:table-cell>
          <table:table-cell table:style-name="Table1.A2" table:number-rows-spanned="5" office:value-type="string">
            <text:p text:style-name="P2">0.0001</text:p>
          </table:table-cell>
          <table:table-cell table:style-name="Table1.A2" table:number-rows-spanned="5" office:value-type="string">
            <text:p text:style-name="P2">0.083</text:p>
          </table:table-cell>
          <table:table-cell table:style-name="Table1.A2" table:number-rows-spanned="5" office:value-type="string">
            <text:p text:style-name="P2">0.075</text:p>
          </table:table-cell>
          <table:table-cell table:style-name="Table1.A2" table:number-rows-spanned="5" office:value-type="string">
            <text:p text:style-name="P1">0.1, </text:p>
            <text:p text:style-name="P1">0.1, </text:p>
            <text:p text:style-name="P1">0.2, </text:p>
            <text:p text:style-name="P1">0, </text:p>
            <text:p text:style-name="P1">0.1, </text:p>
            <text:p text:style-name="P1">0</text:p>
          </table:table-cell>
          <table:table-cell table:style-name="Table1.A2" table:number-rows-spanned="5" office:value-type="string">
            <text:p text:style-name="P13">Accuracy:</text:p>
            <text:p text:style-name="P20"><text:span text:style-name="T7">0.8</text:span><text:span text:style-name="T9">2</text:span><text:span text:style-name="T8">15</text:span></text:p>
            <text:p text:style-name="P14">Sensitivity:</text:p>
            <text:p text:style-name="P15">0.8<text:span text:style-name="T6">2</text:span></text:p>
            <text:p text:style-name="P16"><text:span text:style-name="T2">Specificity:</text:span><text:line-break/>0.8<text:span text:style-name="T6">2</text:span>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494</text:p>
          </table:table-cell>
          <table:table-cell table:style-name="Table1.A2" office:value-type="string">
            <text:p text:style-name="P4">0.88</text:p>
          </table:table-cell>
          <table:table-cell table:style-name="Table1.G2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">'Mean'</text:p>
          </table:table-cell>
          <table:table-cell table:style-name="Table1.A2" office:value-type="string">
            <text:p text:style-name="P4">0.8502</text:p>
          </table:table-cell>
          <table:table-cell table:style-name="Table1.A2" office:value-type="string">
            <text:p text:style-name="P4">0.88</text:p>
          </table:table-cell>
          <table:table-cell table:style-name="Table1.G2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.8535</text:p>
          </table:table-cell>
          <table:table-cell table:style-name="Table1.A2" office:value-type="string">
            <text:p text:style-name="P2">0.9</text:p>
          </table:table-cell>
          <table:table-cell table:style-name="Table1.G2" office:value-type="string">
            <text:p text:style-name="P2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8491</text:p>
          </table:table-cell>
          <table:table-cell table:style-name="Table1.A2" office:value-type="string">
            <text:p text:style-name="P2">0.88</text:p>
          </table:table-cell>
          <table:table-cell table:style-name="Table1.G2" office:value-type="string">
            <text:p text:style-name="P2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2</text:p>
          </table:table-cell>
          <table:table-cell table:style-name="Table1.A2" office:value-type="string">
            <text:p text:style-name="P2">0.8494</text:p>
          </table:table-cell>
          <table:table-cell table:style-name="Table1.A2" office:value-type="string">
            <text:p text:style-name="P2">0.87</text:p>
          </table:table-cell>
          <table:table-cell table:style-name="Table1.G2" office:value-type="string">
            <text:p text:style-name="P2">0.81</text:p>
          </table:table-cell>
        </table:table-row>
        <table:table-row>
          <table:table-cell table:style-name="Table1.A4" table:number-rows-spanned="7" office:value-type="string">
            <text:p text:style-name="P2">10</text:p>
          </table:table-cell>
          <table:table-cell table:style-name="Table1.A4" table:number-rows-spanned="7" office:value-type="string">
            <text:p text:style-name="P2">0.0001</text:p>
          </table:table-cell>
          <table:table-cell table:style-name="Table1.A4" table:number-rows-spanned="7" office:value-type="string">
            <text:p text:style-name="P2">0.117</text:p>
          </table:table-cell>
          <table:table-cell table:style-name="Table1.A4" table:number-rows-spanned="7" office:value-type="string">
            <text:p text:style-name="P2">0.133</text:p>
          </table:table-cell>
          <table:table-cell table:style-name="Table1.A4" table:number-rows-spanned="7" office:value-type="string">
            <text:p text:style-name="P1">0.1, </text:p>
            <text:p text:style-name="P1">0.1, </text:p>
            <text:p text:style-name="P1">0.3, </text:p>
            <text:p text:style-name="P1">-0.1, </text:p>
            <text:p text:style-name="P1">0.2, </text:p>
            <text:p text:style-name="P1">0.1</text:p>
          </table:table-cell>
          <table:table-cell table:style-name="Table1.A4" table:number-rows-spanned="7" office:value-type="string">
            <text:p text:style-name="P8">Accuracy:</text:p>
            <text:p text:style-name="P12">0.<text:span text:style-name="T6">82</text:span></text:p>
            <text:p text:style-name="P11">Sensitivity:</text:p>
            <text:p text:style-name="P12">0.8<text:span text:style-name="T6">2</text:span></text:p>
            <text:p text:style-name="P11">Specificity:</text:p>
            <text:p text:style-name="P12">0.8<text:span text:style-name="T6">2</text:span>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509</text:p>
          </table:table-cell>
          <table:table-cell table:style-name="Table1.A4" office:value-type="string">
            <text:p text:style-name="P4">0.89</text:p>
          </table:table-cell>
          <table:table-cell table:style-name="Table1.J4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3">'Mean'</text:p>
          </table:table-cell>
          <table:table-cell table:style-name="Table1.A4" office:value-type="string">
            <text:p text:style-name="P4">0.8506</text:p>
          </table:table-cell>
          <table:table-cell table:style-name="Table1.A4" office:value-type="string">
            <text:p text:style-name="P4">0.89</text:p>
          </table:table-cell>
          <table:table-cell table:style-name="Table1.J4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-0.1</text:p>
          </table:table-cell>
          <table:table-cell table:style-name="Table1.A4" office:value-type="string">
            <text:p text:style-name="P2">0.8558</text:p>
          </table:table-cell>
          <table:table-cell table:style-name="Table1.A4" office:value-type="string">
            <text:p text:style-name="P2">0.91</text:p>
          </table:table-cell>
          <table:table-cell table:style-name="Table1.J4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</text:p>
          </table:table-cell>
          <table:table-cell table:style-name="Table1.A4" office:value-type="string">
            <text:p text:style-name="P2">0.8541</text:p>
          </table:table-cell>
          <table:table-cell table:style-name="Table1.A4" office:value-type="string">
            <text:p text:style-name="P2">0.9</text:p>
          </table:table-cell>
          <table:table-cell table:style-name="Table1.J4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1</text:p>
          </table:table-cell>
          <table:table-cell table:style-name="Table1.A4" office:value-type="string">
            <text:p text:style-name="P2">0.8522</text:p>
          </table:table-cell>
          <table:table-cell table:style-name="Table1.A4" office:value-type="string">
            <text:p text:style-name="P2">0.89</text:p>
          </table:table-cell>
          <table:table-cell table:style-name="Table1.J4" office:value-type="string">
            <text:p text:style-name="P2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2</text:p>
          </table:table-cell>
          <table:table-cell table:style-name="Table1.A4" office:value-type="string">
            <text:p text:style-name="P2">0.8494</text:p>
          </table:table-cell>
          <table:table-cell table:style-name="Table1.A4" office:value-type="string">
            <text:p text:style-name="P2">0.88</text:p>
          </table:table-cell>
          <table:table-cell table:style-name="Table1.J4" office:value-type="string">
            <text:p text:style-name="P2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3</text:p>
          </table:table-cell>
          <table:table-cell table:style-name="Table1.A4" office:value-type="string">
            <text:p text:style-name="P2">0.8478</text:p>
          </table:table-cell>
          <table:table-cell table:style-name="Table1.A4" office:value-type="string">
            <text:p text:style-name="P2">0.86</text:p>
          </table:table-cell>
          <table:table-cell table:style-name="Table1.J4" office:value-type="string">
            <text:p text:style-name="P2">0.82</text:p>
          </table:table-cell>
        </table:table-row>
        <table:table-row>
          <table:table-cell table:style-name="Table1.A2" table:number-rows-spanned="7" office:value-type="string">
            <text:p text:style-name="P2">5</text:p>
          </table:table-cell>
          <table:table-cell table:style-name="Table1.A2" table:number-rows-spanned="7" office:value-type="string">
            <text:p text:style-name="P2">0.0001</text:p>
          </table:table-cell>
          <table:table-cell table:style-name="Table1.A2" table:number-rows-spanned="7" office:value-type="string">
            <text:p text:style-name="P2">0.133</text:p>
          </table:table-cell>
          <table:table-cell table:style-name="Table1.A2" table:number-rows-spanned="7" office:value-type="string">
            <text:p text:style-name="P2">0.137</text:p>
          </table:table-cell>
          <table:table-cell table:style-name="Table1.A2" table:number-rows-spanned="7" office:value-type="string">
            <text:p text:style-name="P1">0.1, </text:p>
            <text:p text:style-name="P1">0.2, </text:p>
            <text:p text:style-name="P1">0.3, </text:p>
            <text:p text:style-name="P1">-0.1, </text:p>
            <text:p text:style-name="P1">0.2, </text:p>
            <text:p text:style-name="P1">0.1</text:p>
          </table:table-cell>
          <table:table-cell table:style-name="Table1.A2" table:number-rows-spanned="7" office:value-type="string">
            <text:p text:style-name="P17">Accuracy:</text:p>
            <text:p text:style-name="P18">0.8<text:span text:style-name="T6">229</text:span></text:p>
            <text:p text:style-name="P19">Sensitivity:</text:p>
            <text:p text:style-name="P18">0.8<text:span text:style-name="T6">3</text:span></text:p>
            <text:p text:style-name="P19">Specificity:</text:p>
            <text:p text:style-name="P18">0.8<text:span text:style-name="T6">2</text:span>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541</text:p>
          </table:table-cell>
          <table:table-cell table:style-name="Table1.A2" office:value-type="string">
            <text:p text:style-name="P4">0.9</text:p>
          </table:table-cell>
          <table:table-cell table:style-name="Table1.G2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">'Mean'</text:p>
          </table:table-cell>
          <table:table-cell table:style-name="Table1.A2" office:value-type="string">
            <text:p text:style-name="P4">0.8565</text:p>
          </table:table-cell>
          <table:table-cell table:style-name="Table1.A2" office:value-type="string">
            <text:p text:style-name="P4">0.9</text:p>
          </table:table-cell>
          <table:table-cell table:style-name="Table1.G2" office:value-type="string">
            <text:p text:style-name="P4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-0.1</text:p>
          </table:table-cell>
          <table:table-cell table:style-name="Table1.A2" office:value-type="string">
            <text:p text:style-name="P2">0.8621</text:p>
          </table:table-cell>
          <table:table-cell table:style-name="Table1.A2" office:value-type="string">
            <text:p text:style-name="P2">0.93</text:p>
          </table:table-cell>
          <table:table-cell table:style-name="Table1.G2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.8587</text:p>
          </table:table-cell>
          <table:table-cell table:style-name="Table1.A2" office:value-type="string">
            <text:p text:style-name="P2">0.92</text:p>
          </table:table-cell>
          <table:table-cell table:style-name="Table1.G2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8569</text:p>
          </table:table-cell>
          <table:table-cell table:style-name="Table1.A2" office:value-type="string">
            <text:p text:style-name="P2">0.91</text:p>
          </table:table-cell>
          <table:table-cell table:style-name="Table1.G2" office:value-type="string">
            <text:p text:style-name="P2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2</text:p>
          </table:table-cell>
          <table:table-cell table:style-name="Table1.A2" office:value-type="string">
            <text:p text:style-name="P2">0.853</text:p>
          </table:table-cell>
          <table:table-cell table:style-name="Table1.A2" office:value-type="string">
            <text:p text:style-name="P2">0.89</text:p>
          </table:table-cell>
          <table:table-cell table:style-name="Table1.G2" office:value-type="string">
            <text:p text:style-name="P2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3</text:p>
          </table:table-cell>
          <table:table-cell table:style-name="Table1.A2" office:value-type="string">
            <text:p text:style-name="P2">0.8491</text:p>
          </table:table-cell>
          <table:table-cell table:style-name="Table1.A2" office:value-type="string">
            <text:p text:style-name="P2">0.88</text:p>
          </table:table-cell>
          <table:table-cell table:style-name="Table1.G2" office:value-type="string">
            <text:p text:style-name="P2">0.8</text:p>
          </table:table-cell>
        </table:table-row>
        <table:table-row>
          <table:table-cell table:style-name="Table1.A4" table:number-rows-spanned="7" office:value-type="string">
            <text:p text:style-name="P2">1</text:p>
          </table:table-cell>
          <table:table-cell table:style-name="Table1.A4" table:number-rows-spanned="7" office:value-type="string">
            <text:p text:style-name="P2">0.0001</text:p>
          </table:table-cell>
          <table:table-cell table:style-name="Table1.A4" table:number-rows-spanned="7" office:value-type="string">
            <text:p text:style-name="P2">0.1</text:p>
          </table:table-cell>
          <table:table-cell table:style-name="Table1.A4" table:number-rows-spanned="7" office:value-type="string">
            <text:p text:style-name="P2">0.126</text:p>
          </table:table-cell>
          <table:table-cell table:style-name="Table1.A4" table:number-rows-spanned="7" office:value-type="string">
            <text:p text:style-name="P1">0.1, </text:p>
            <text:p text:style-name="P1">0.1, </text:p>
            <text:p text:style-name="P1">0.3, </text:p>
            <text:p text:style-name="P1">-0.1, </text:p>
            <text:p text:style-name="P1">0.1, </text:p>
            <text:p text:style-name="P1">0.1</text:p>
          </table:table-cell>
          <table:table-cell table:style-name="Table1.A4" table:number-rows-spanned="7" office:value-type="string">
            <text:p text:style-name="P8">Accuracy:</text:p>
            <text:p text:style-name="P12">0.8<text:span text:style-name="T6">155</text:span></text:p>
            <text:p text:style-name="P11">Sensitivity:</text:p>
            <text:p text:style-name="P12">0.8<text:span text:style-name="T6">2</text:span></text:p>
            <text:p text:style-name="P11">Specificity:</text:p>
            <text:p text:style-name="P12">0.8<text:span text:style-name="T4">1</text:span>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6</text:p>
          </table:table-cell>
          <table:table-cell table:style-name="Table1.A4" office:value-type="string">
            <text:p text:style-name="P4">0.92</text:p>
          </table:table-cell>
          <table:table-cell table:style-name="Table1.J4" office:value-type="string">
            <text:p text:style-name="P4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3">'Mean'</text:p>
          </table:table-cell>
          <table:table-cell table:style-name="Table1.A4" office:value-type="string">
            <text:p text:style-name="P4">0.8602</text:p>
          </table:table-cell>
          <table:table-cell table:style-name="Table1.A4" office:value-type="string">
            <text:p text:style-name="P4">0.92</text:p>
          </table:table-cell>
          <table:table-cell table:style-name="Table1.J4" office:value-type="string">
            <text:p text:style-name="P4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-0.1</text:p>
          </table:table-cell>
          <table:table-cell table:style-name="Table1.A4" office:value-type="string">
            <text:p text:style-name="P2">0.8632</text:p>
          </table:table-cell>
          <table:table-cell table:style-name="Table1.A4" office:value-type="string">
            <text:p text:style-name="P2">0.93</text:p>
          </table:table-cell>
          <table:table-cell table:style-name="Table1.J4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</text:p>
          </table:table-cell>
          <table:table-cell table:style-name="Table1.A4" office:value-type="string">
            <text:p text:style-name="P2">0.8617</text:p>
          </table:table-cell>
          <table:table-cell table:style-name="Table1.A4" office:value-type="string">
            <text:p text:style-name="P2">0.93</text:p>
          </table:table-cell>
          <table:table-cell table:style-name="Table1.J4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1</text:p>
          </table:table-cell>
          <table:table-cell table:style-name="Table1.A4" office:value-type="string">
            <text:p text:style-name="P2">0.8602</text:p>
          </table:table-cell>
          <table:table-cell table:style-name="Table1.A4" office:value-type="string">
            <text:p text:style-name="P2">0.92</text:p>
          </table:table-cell>
          <table:table-cell table:style-name="Table1.J4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2</text:p>
          </table:table-cell>
          <table:table-cell table:style-name="Table1.A4" office:value-type="string">
            <text:p text:style-name="P2">0.8535</text:p>
          </table:table-cell>
          <table:table-cell table:style-name="Table1.A4" office:value-type="string">
            <text:p text:style-name="P2">0.9</text:p>
          </table:table-cell>
          <table:table-cell table:style-name="Table1.J4" office:value-type="string">
            <text:p text:style-name="P2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">0.3</text:p>
          </table:table-cell>
          <table:table-cell table:style-name="Table1.A4" office:value-type="string">
            <text:p text:style-name="P2">0.8455</text:p>
          </table:table-cell>
          <table:table-cell table:style-name="Table1.A4" office:value-type="string">
            <text:p text:style-name="P2">0.88</text:p>
          </table:table-cell>
          <table:table-cell table:style-name="Table1.J4" office:value-type="string">
            <text:p text:style-name="P2">0.77</text:p>
          </table:table-cell>
        </table:table-row>
        <table:table-row>
          <table:table-cell table:style-name="Table1.A2" table:number-rows-spanned="7" office:value-type="string">
            <text:p text:style-name="P2">0.5</text:p>
          </table:table-cell>
          <table:table-cell table:style-name="Table1.A2" table:number-rows-spanned="7" office:value-type="string">
            <text:p text:style-name="P2">0.001</text:p>
          </table:table-cell>
          <table:table-cell table:style-name="Table1.A2" table:number-rows-spanned="7" office:value-type="string">
            <text:p text:style-name="P2">-0.033</text:p>
          </table:table-cell>
          <table:table-cell table:style-name="Table1.A2" table:number-rows-spanned="7" office:value-type="string">
            <text:p text:style-name="P2">0.137</text:p>
          </table:table-cell>
          <table:table-cell table:style-name="Table1.A2" table:number-rows-spanned="7" office:value-type="string">
            <text:p text:style-name="P1">-0.1, </text:p>
            <text:p text:style-name="P1">0, </text:p>
            <text:p text:style-name="P1">0.2, </text:p>
            <text:p text:style-name="P1">-0.2, </text:p>
            <text:p text:style-name="P1">0, </text:p>
            <text:p text:style-name="P1">-0.1</text:p>
          </table:table-cell>
          <table:table-cell table:style-name="Table1.A2" table:number-rows-spanned="7" office:value-type="string">
            <text:p text:style-name="P8">Accuracy:</text:p>
            <text:p text:style-name="P12">0.8<text:span text:style-name="T6">135</text:span></text:p>
            <text:p text:style-name="P11">Sensitivity:</text:p>
            <text:p text:style-name="P12">0.8<text:span text:style-name="T6">2</text:span></text:p>
            <text:p text:style-name="P11">Specificity:</text:p>
            <text:p text:style-name="P12">0.8<text:span text:style-name="T5">1</text:span>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476</text:p>
          </table:table-cell>
          <table:table-cell table:style-name="Table1.A2" office:value-type="string">
            <text:p text:style-name="P4">0.89</text:p>
          </table:table-cell>
          <table:table-cell table:style-name="Table1.G2" office:value-type="string">
            <text:p text:style-name="P4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">'Mean'</text:p>
          </table:table-cell>
          <table:table-cell table:style-name="Table1.A2" office:value-type="string">
            <text:p text:style-name="P4">0.8463</text:p>
          </table:table-cell>
          <table:table-cell table:style-name="Table1.A2" office:value-type="string">
            <text:p text:style-name="P4">0.89</text:p>
          </table:table-cell>
          <table:table-cell table:style-name="Table1.G2" office:value-type="string">
            <text:p text:style-name="P4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-0.2</text:p>
          </table:table-cell>
          <table:table-cell table:style-name="Table1.A2" office:value-type="string">
            <text:p text:style-name="P2">0.853</text:p>
          </table:table-cell>
          <table:table-cell table:style-name="Table1.A2" office:value-type="string">
            <text:p text:style-name="P2">0.91</text:p>
          </table:table-cell>
          <table:table-cell table:style-name="Table1.G2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-0.1</text:p>
          </table:table-cell>
          <table:table-cell table:style-name="Table1.A2" office:value-type="string">
            <text:p text:style-name="P2">0.8476</text:p>
          </table:table-cell>
          <table:table-cell table:style-name="Table1.A2" office:value-type="string">
            <text:p text:style-name="P2">0.9</text:p>
          </table:table-cell>
          <table:table-cell table:style-name="Table1.G2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.845</text:p>
          </table:table-cell>
          <table:table-cell table:style-name="Table1.A2" office:value-type="string">
            <text:p text:style-name="P2">0.89</text:p>
          </table:table-cell>
          <table:table-cell table:style-name="Table1.G2" office:value-type="string">
            <text:p text:style-name="P2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8405</text:p>
          </table:table-cell>
          <table:table-cell table:style-name="Table1.A2" office:value-type="string">
            <text:p text:style-name="P2">0.88</text:p>
          </table:table-cell>
          <table:table-cell table:style-name="Table1.G2" office:value-type="string">
            <text:p text:style-name="P2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>0.2</text:p>
          </table:table-cell>
          <table:table-cell table:style-name="Table1.A2" office:value-type="string">
            <text:p text:style-name="P2">0.8381</text:p>
          </table:table-cell>
          <table:table-cell table:style-name="Table1.A2" office:value-type="string">
            <text:p text:style-name="P2">0.87</text:p>
          </table:table-cell>
          <table:table-cell table:style-name="Table1.G2" office:value-type="string">
            <text:p text:style-name="P2">0.78</text:p>
          </table:table-cell>
        </table:table-row>
      </table:table>
      <text:p text:style-name="P5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10:00.976475252</meta:creation-date>
    <dc:date>2020-02-24T11:11:12.472033229</dc:date>
    <meta:editing-duration>PT1H13M33S</meta:editing-duration>
    <meta:editing-cycles>10</meta:editing-cycles>
    <meta:generator>LibreOffice/5.4.0.3$Linux_X86_64 LibreOffice_project/7556cbc6811c9d992f4064ab9287069087d7f62c</meta:generator>
    <meta:print-date>2020-02-07T13:22:16.800297185</meta:print-date>
    <meta:document-statistic meta:table-count="1" meta:image-count="0" meta:object-count="0" meta:page-count="1" meta:paragraph-count="263" meta:word-count="275" meta:character-count="1409" meta:non-whitespace-character-count="1365"/>
  </office:meta>
</office:document-meta>
</file>